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2">
        <text:h text:style-name="Heading_20_4" text:outline-level="4">Tags Sidebar:</text:h>
        <text:p text:style-name="Text_20_body_20_indent_20_Organon">By clicking on 'Selection' a new window will be opened. All tag categories are shown in the top row, all tags below them. By clicking on a tag button the tag will be selected and will show up in the column 'selected'. To unselect, click on it.</text:p>
        <text:p text:style-name="Text_20_body_20_indent_20_Organon">Tags will be shown in the dialog window as well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59" meta:character-count="304"/>
    <dc:date>2014-08-31T13:02:06.02</dc:date>
    <meta:editing-duration>P0D</meta:editing-duration>
    <meta:editing-cycles>1</meta:editing-cycles>
    <meta:generator>OpenOffice/4.1.0$Win32 OpenOffice.org_project/410m18$Build-9764</meta:generator>
  </office:meta>
</office:document-meta>
</file>